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Ubuntu" svg:font-family="Ubuntu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font-size="10pt" officeooo:rsid="00897e20" officeooo:paragraph-rsid="00897e20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Header">
      <style:text-properties fo:font-size="2pt" officeooo:rsid="00897e20" officeooo:paragraph-rsid="00897e20" style:font-size-asian="1.75pt" style:font-size-complex="2pt"/>
    </style:style>
    <style:style style:name="P4" style:family="paragraph" style:parent-style-name="Footer">
      <style:paragraph-properties fo:text-align="end" style:justify-single-word="false"/>
      <style:text-properties fo:font-size="10pt" officeooo:rsid="01533715" officeooo:paragraph-rsid="01533715" style:font-size-asian="8.75pt" style:font-size-complex="10pt"/>
    </style:style>
    <style:style style:name="P5" style:family="paragraph" style:parent-style-name="Standard">
      <style:text-properties officeooo:rsid="0006a086" officeooo:paragraph-rsid="0006a086"/>
    </style:style>
    <style:style style:name="P6" style:family="paragraph" style:parent-style-name="Standard">
      <style:paragraph-properties fo:text-align="justify" style:justify-single-word="false"/>
      <style:text-properties officeooo:rsid="0006a086" officeooo:paragraph-rsid="00161b0d"/>
    </style:style>
    <style:style style:name="P7" style:family="paragraph" style:parent-style-name="Standard">
      <style:text-properties officeooo:rsid="00161b0d" officeooo:paragraph-rsid="00161b0d"/>
    </style:style>
    <style:style style:name="P8" style:family="paragraph" style:parent-style-name="Standard">
      <style:text-properties officeooo:rsid="00074818" officeooo:paragraph-rsid="0018dd85"/>
    </style:style>
    <style:style style:name="P9" style:family="paragraph" style:parent-style-name="Standard">
      <style:paragraph-properties fo:text-align="justify" style:justify-single-word="false"/>
      <style:text-properties officeooo:rsid="00074818" officeooo:paragraph-rsid="00161b0d"/>
    </style:style>
    <style:style style:name="P10" style:family="paragraph" style:parent-style-name="Standard">
      <style:paragraph-properties fo:text-align="justify" style:justify-single-word="false"/>
      <style:text-properties officeooo:rsid="00074818" officeooo:paragraph-rsid="0018dd85"/>
    </style:style>
    <style:style style:name="P11" style:family="paragraph" style:parent-style-name="Standard">
      <style:text-properties officeooo:paragraph-rsid="00fbc9e2"/>
    </style:style>
    <style:style style:name="P12" style:family="paragraph" style:parent-style-name="Standard">
      <style:text-properties officeooo:rsid="00405e41" officeooo:paragraph-rsid="01424dcb"/>
    </style:style>
    <style:style style:name="P13" style:family="paragraph" style:parent-style-name="Standard">
      <style:paragraph-properties fo:margin-top="0cm" fo:margin-bottom="0.199cm" loext:contextual-spacing="false" fo:text-align="justify" style:justify-single-word="false"/>
      <style:text-properties officeooo:rsid="01065f4b" officeooo:paragraph-rsid="01533715"/>
    </style:style>
    <style:style style:name="P14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paragraph-rsid="005cda76"/>
    </style:style>
    <style:style style:name="P15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paragraph-rsid="01424dcb"/>
    </style:style>
    <style:style style:name="P16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paragraph-rsid="01440d1d"/>
    </style:style>
    <style:style style:name="P17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405e41" officeooo:paragraph-rsid="005cab4f"/>
    </style:style>
    <style:style style:name="P18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405e41" officeooo:paragraph-rsid="01424dcb"/>
    </style:style>
    <style:style style:name="P19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5eab71" officeooo:paragraph-rsid="005eab71"/>
    </style:style>
    <style:style style:name="P20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0b3b7f6"/>
    </style:style>
    <style:style style:name="P21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0d6cbbe"/>
    </style:style>
    <style:style style:name="P22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0b5a6f8"/>
    </style:style>
    <style:style style:name="P23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1440d1d"/>
    </style:style>
    <style:style style:name="P24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144b21b"/>
    </style:style>
    <style:style style:name="P25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582072" officeooo:paragraph-rsid="005f1ab9"/>
    </style:style>
    <style:style style:name="P26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582072" officeooo:paragraph-rsid="0145ebf6"/>
    </style:style>
    <style:style style:name="P27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582072" officeooo:paragraph-rsid="014b4d27"/>
    </style:style>
    <style:style style:name="P28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582072" officeooo:paragraph-rsid="014ea6b5"/>
    </style:style>
    <style:style style:name="P29" style:family="paragraph" style:parent-style-name="Text_20_body">
      <style:paragraph-properties fo:margin-left="0.7cm" fo:margin-right="0cm" fo:margin-top="0cm" fo:margin-bottom="0.247cm" loext:contextual-spacing="false" fo:line-height="100%" fo:text-align="justify" style:justify-single-word="false" fo:text-indent="0cm" style:auto-text-indent="false"/>
      <style:text-properties officeooo:rsid="00611dbc" officeooo:paragraph-rsid="00611dbc"/>
    </style:style>
    <style:style style:name="P30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611dbc" officeooo:paragraph-rsid="00611dbc"/>
    </style:style>
    <style:style style:name="P31" style:family="paragraph" style:parent-style-name="Text_20_body">
      <style:paragraph-properties fo:margin-left="0.7cm" fo:margin-right="0cm" fo:margin-top="0cm" fo:margin-bottom="0.247cm" loext:contextual-spacing="false" fo:text-align="start" style:justify-single-word="false" fo:text-indent="0cm" style:auto-text-indent="false"/>
      <style:text-properties officeooo:rsid="00611dbc" officeooo:paragraph-rsid="014d3d6d"/>
    </style:style>
    <style:style style:name="P32" style:family="paragraph" style:parent-style-name="Text_20_body">
      <style:paragraph-properties fo:margin-left="0.7cm" fo:margin-right="0cm" fo:margin-top="0cm" fo:margin-bottom="0.247cm" loext:contextual-spacing="false" fo:text-align="start" style:justify-single-word="false" fo:text-indent="0cm" style:auto-text-indent="false"/>
      <style:text-properties officeooo:rsid="00611dbc" officeooo:paragraph-rsid="014ea6b5"/>
    </style:style>
    <style:style style:name="P33" style:family="paragraph" style:parent-style-name="Text_20_body">
      <style:paragraph-properties fo:margin-left="0.7cm" fo:margin-right="0cm" fo:margin-top="0cm" fo:margin-bottom="0.247cm" loext:contextual-spacing="false" fo:line-height="100%" fo:text-align="justify" style:justify-single-word="false" fo:text-indent="0cm" style:auto-text-indent="false"/>
      <style:text-properties officeooo:rsid="00624cab" officeooo:paragraph-rsid="007accfd"/>
    </style:style>
    <style:style style:name="P34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8c0183" officeooo:paragraph-rsid="01424dcb"/>
    </style:style>
    <style:style style:name="P35" style:family="paragraph" style:parent-style-name="Text_20_body">
      <style:paragraph-properties fo:margin-left="0.7cm" fo:margin-right="0cm" fo:margin-top="0cm" fo:margin-bottom="0.247cm" loext:contextual-spacing="false" fo:line-height="100%" fo:text-align="justify" style:justify-single-word="false" fo:text-indent="0cm" style:auto-text-indent="false"/>
      <style:text-properties officeooo:rsid="00685954" officeooo:paragraph-rsid="00f71593"/>
    </style:style>
    <style:style style:name="P36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paragraph-rsid="0149ba71"/>
    </style:style>
    <style:style style:name="P37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fo:font-style="normal" officeooo:rsid="0146b270" officeooo:paragraph-rsid="0146b270" style:font-style-asian="normal" style:font-style-complex="normal"/>
    </style:style>
    <style:style style:name="P38" style:family="paragraph" style:parent-style-name="Text_20_body">
      <style:paragraph-properties fo:margin-left="0.7cm" fo:margin-right="0cm" fo:margin-top="0cm" fo:margin-bottom="0.247cm" loext:contextual-spacing="false" fo:text-align="start" style:justify-single-word="false" fo:text-indent="0cm" style:auto-text-indent="false"/>
      <style:text-properties fo:font-style="normal" officeooo:rsid="014d3d6d" officeooo:paragraph-rsid="014ea6b5" style:font-style-asian="normal" style:font-style-complex="normal"/>
    </style:style>
    <style:style style:name="P39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1484f75" officeooo:paragraph-rsid="01484f75"/>
    </style:style>
    <style:style style:name="P40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9c2cdf" officeooo:paragraph-rsid="015cfe80"/>
    </style:style>
    <style:style style:name="P41" style:family="paragraph" style:parent-style-name="Text_20_body">
      <style:paragraph-properties fo:margin-left="0.7cm" fo:margin-right="0cm" fo:margin-top="0cm" fo:margin-bottom="0.247cm" loext:contextual-spacing="false" fo:text-indent="0cm" style:auto-text-indent="false"/>
      <style:text-properties officeooo:paragraph-rsid="015ff2db"/>
    </style:style>
    <style:style style:name="P42" style:family="paragraph" style:parent-style-name="Text_20_body" style:master-page-name="">
      <style:paragraph-properties fo:margin-left="0.7cm" fo:margin-right="0cm" fo:margin-top="0cm" fo:margin-bottom="0.247cm" loext:contextual-spacing="false" fo:line-height="120%" fo:text-indent="0cm" style:auto-text-indent="false" style:page-number="auto"/>
      <style:text-properties officeooo:paragraph-rsid="005cda76"/>
    </style:style>
    <style:style style:name="P43" style:family="paragraph" style:parent-style-name="Text_20_body" style:master-page-name="">
      <style:paragraph-properties fo:margin-left="0.7cm" fo:margin-right="0cm" fo:margin-top="0cm" fo:margin-bottom="0.247cm" loext:contextual-spacing="false" fo:line-height="120%" fo:text-indent="0cm" style:auto-text-indent="false" style:page-number="auto"/>
      <style:text-properties officeooo:paragraph-rsid="01424dcb"/>
    </style:style>
    <style:style style:name="P44" style:family="paragraph" style:parent-style-name="Text_20_body" style:master-page-name="">
      <style:paragraph-properties fo:margin-left="0.7cm" fo:margin-right="0cm" fo:margin-top="0cm" fo:margin-bottom="0.247cm" loext:contextual-spacing="false" fo:line-height="120%" fo:text-indent="0cm" style:auto-text-indent="false" style:page-number="auto"/>
      <style:text-properties officeooo:rsid="00b33b2c" officeooo:paragraph-rsid="00b33b2c"/>
    </style:style>
    <style:style style:name="P45" style:family="paragraph" style:parent-style-name="Text_20_body" style:master-page-name="">
      <style:paragraph-properties fo:margin-left="0.7cm" fo:margin-right="0cm" fo:margin-top="0cm" fo:margin-bottom="0.247cm" loext:contextual-spacing="false" fo:line-height="120%" fo:text-indent="0cm" style:auto-text-indent="false" style:page-number="auto"/>
      <style:text-properties officeooo:rsid="00b33b2c" officeooo:paragraph-rsid="01440d1d"/>
    </style:style>
    <style:style style:name="P46" style:family="paragraph" style:parent-style-name="Text_20_body" style:master-page-name="">
      <style:paragraph-properties fo:margin-left="0.7cm" fo:margin-right="0cm" fo:margin-top="0cm" fo:margin-bottom="0.247cm" loext:contextual-spacing="false" fo:line-height="120%" fo:text-indent="0cm" style:auto-text-indent="false" style:page-number="auto"/>
      <style:text-properties officeooo:rsid="00b33b2c" officeooo:paragraph-rsid="0144b21b"/>
    </style:style>
    <style:style style:name="P47" style:family="paragraph" style:parent-style-name="Text_20_body" style:master-page-name="">
      <style:paragraph-properties fo:margin-left="0.7cm" fo:margin-right="0cm" fo:margin-top="0cm" fo:margin-bottom="0.247cm" loext:contextual-spacing="false" fo:text-indent="0cm" style:auto-text-indent="false" style:page-number="auto"/>
      <style:text-properties officeooo:rsid="00582072" officeooo:paragraph-rsid="005f1ab9"/>
    </style:style>
    <style:style style:name="P48" style:family="paragraph" style:parent-style-name="Text_20_body" style:master-page-name="">
      <style:paragraph-properties fo:margin-left="0.7cm" fo:margin-right="0cm" fo:margin-top="0cm" fo:margin-bottom="0.247cm" loext:contextual-spacing="false" fo:text-indent="0cm" style:auto-text-indent="false" style:page-number="auto"/>
      <style:text-properties officeooo:rsid="00582072" officeooo:paragraph-rsid="0145ebf6"/>
    </style:style>
    <style:style style:name="P49" style:family="paragraph" style:parent-style-name="Text_20_body" style:master-page-name="">
      <style:paragraph-properties fo:margin-left="0.7cm" fo:margin-right="0cm" fo:margin-top="0cm" fo:margin-bottom="0.247cm" loext:contextual-spacing="false" fo:text-indent="0cm" style:auto-text-indent="false" style:page-number="auto"/>
      <style:text-properties officeooo:rsid="00582072" officeooo:paragraph-rsid="015eedf8"/>
    </style:style>
    <style:style style:name="P50" style:family="paragraph" style:parent-style-name="Text_20_body" style:master-page-name="">
      <style:paragraph-properties fo:margin-left="0.7cm" fo:margin-right="0cm" fo:margin-top="0cm" fo:margin-bottom="0.247cm" loext:contextual-spacing="false" fo:text-align="justify" style:justify-single-word="false" fo:keep-together="always" fo:text-indent="0cm" style:auto-text-indent="false" style:page-number="auto"/>
      <style:text-properties officeooo:rsid="00611dbc" officeooo:paragraph-rsid="00df463c"/>
    </style:style>
    <style:style style:name="P51" style:family="paragraph" style:parent-style-name="Text_20_body" style:master-page-name="">
      <style:paragraph-properties fo:margin-left="0.7cm" fo:margin-right="0cm" fo:margin-top="0cm" fo:margin-bottom="0.247cm" loext:contextual-spacing="false" fo:line-height="100%" fo:text-align="justify" style:justify-single-word="false" fo:keep-together="always" fo:text-indent="0cm" style:auto-text-indent="false" style:page-number="auto"/>
      <style:text-properties officeooo:rsid="00624cab" officeooo:paragraph-rsid="007b597c"/>
    </style:style>
    <style:style style:name="P52" style:family="paragraph" style:parent-style-name="Text_20_body" style:master-page-name="">
      <style:paragraph-properties fo:margin-left="0.7cm" fo:margin-right="0cm" fo:margin-top="0cm" fo:margin-bottom="0.247cm" loext:contextual-spacing="false" fo:text-align="justify" style:justify-single-word="false" fo:keep-together="always" fo:text-indent="0cm" style:auto-text-indent="false" style:page-number="auto"/>
      <style:text-properties officeooo:paragraph-rsid="01484f75"/>
    </style:style>
    <style:style style:name="P53" style:family="paragraph" style:parent-style-name="Text_20_body" style:master-page-name="">
      <style:paragraph-properties fo:margin-left="0.7cm" fo:margin-right="0cm" fo:margin-top="0cm" fo:margin-bottom="0.247cm" loext:contextual-spacing="false" fo:text-align="justify" style:justify-single-word="false" fo:keep-together="always" fo:text-indent="0cm" style:auto-text-indent="false" style:page-number="auto"/>
      <style:text-properties officeooo:paragraph-rsid="014b4d27"/>
    </style:style>
    <style:style style:name="P54" style:family="paragraph" style:parent-style-name="Text_20_body" style:master-page-name="">
      <style:paragraph-properties fo:margin-left="0.7cm" fo:margin-right="0cm" fo:margin-top="0cm" fo:margin-bottom="0.247cm" loext:contextual-spacing="false" fo:text-align="justify" style:justify-single-word="false" fo:keep-together="always" fo:text-indent="0cm" style:auto-text-indent="false" style:page-number="auto"/>
      <style:text-properties officeooo:paragraph-rsid="014ea6b5"/>
    </style:style>
    <style:style style:name="P55" style:family="paragraph" style:parent-style-name="Footnote">
      <style:text-properties officeooo:rsid="013f9216" officeooo:paragraph-rsid="013f9216"/>
    </style:style>
    <style:style style:name="P56" style:family="paragraph" style:parent-style-name="Footnote">
      <style:text-properties officeooo:rsid="0160a5b3" officeooo:paragraph-rsid="0160a5b3"/>
    </style:style>
    <style:style style:name="P57" style:family="paragraph" style:parent-style-name="Text_20_body">
      <style:paragraph-properties fo:text-align="justify" style:justify-single-word="false"/>
      <style:text-properties officeooo:rsid="000b4640" officeooo:paragraph-rsid="011fd87c"/>
    </style:style>
    <style:style style:name="P58" style:family="paragraph" style:parent-style-name="Standard" style:list-style-name="L2">
      <style:paragraph-properties fo:margin-top="0cm" fo:margin-bottom="0.199cm" loext:contextual-spacing="false"/>
      <style:text-properties officeooo:rsid="00389b89" officeooo:paragraph-rsid="01533715"/>
    </style:style>
    <style:style style:name="P59" style:family="paragraph" style:parent-style-name="Standard" style:list-style-name="L2">
      <style:paragraph-properties fo:margin-top="0cm" fo:margin-bottom="0.199cm" loext:contextual-spacing="false"/>
      <style:text-properties fo:font-weight="bold" officeooo:rsid="00389b89" officeooo:paragraph-rsid="01533715" style:font-weight-asian="bold" style:font-weight-complex="bold"/>
    </style:style>
    <style:style style:name="P60" style:family="paragraph" style:parent-style-name="Standard" style:list-style-name="L2">
      <style:paragraph-properties fo:margin-top="0cm" fo:margin-bottom="0.199cm" loext:contextual-spacing="false"/>
      <style:text-properties officeooo:rsid="0038cc2f" officeooo:paragraph-rsid="01533715"/>
    </style:style>
    <style:style style:name="P61" style:family="paragraph" style:parent-style-name="Text_20_body">
      <style:paragraph-properties fo:text-align="justify" style:justify-single-word="false"/>
      <style:text-properties officeooo:rsid="010a4d45" officeooo:paragraph-rsid="0162c985"/>
    </style:style>
    <style:style style:name="P62" style:family="paragraph" style:parent-style-name="Heading_20_4">
      <style:text-properties fo:font-variant="small-caps" fo:font-style="normal" fo:font-weight="bold" officeooo:rsid="00405e41" style:font-style-asian="normal" style:font-weight-asian="bold" style:font-style-complex="normal" style:font-weight-complex="bold"/>
    </style:style>
    <style:style style:name="P63" style:family="paragraph" style:parent-style-name="Heading_20_4">
      <style:text-properties fo:font-variant="small-caps" fo:font-style="normal" fo:font-weight="bold" officeooo:rsid="00b7ddab" style:font-style-asian="normal" style:font-weight-asian="bold" style:font-style-complex="normal" style:font-weight-complex="bold"/>
    </style:style>
    <style:style style:name="P64" style:family="paragraph" style:parent-style-name="Heading_20_4">
      <style:text-properties fo:font-variant="small-caps" fo:font-style="normal" fo:font-weight="bold" officeooo:rsid="01440d1d" officeooo:paragraph-rsid="01440d1d" style:font-style-asian="normal" style:font-weight-asian="bold" style:font-style-complex="normal" style:font-weight-complex="bold"/>
    </style:style>
    <style:style style:name="P65" style:family="paragraph" style:parent-style-name="Heading_20_4">
      <style:text-properties officeooo:paragraph-rsid="015eedf8"/>
    </style:style>
    <style:style style:name="P66" style:family="paragraph" style:parent-style-name="Heading_20_4">
      <style:text-properties officeooo:rsid="0145ebf6" officeooo:paragraph-rsid="0145ebf6"/>
    </style:style>
    <style:style style:name="P67" style:family="paragraph" style:parent-style-name="Heading_20_4">
      <style:text-properties officeooo:paragraph-rsid="014b4d27"/>
    </style:style>
    <style:style style:name="P68" style:family="paragraph" style:parent-style-name="Heading_20_4">
      <style:text-properties officeooo:paragraph-rsid="014ea6b5"/>
    </style:style>
    <style:style style:name="P69" style:family="paragraph" style:parent-style-name="Heading_20_1">
      <style:text-properties officeooo:paragraph-rsid="00f9d82c"/>
    </style:style>
    <style:style style:name="P70" style:family="paragraph" style:parent-style-name="Heading_20_3">
      <style:text-properties officeooo:rsid="0102a55f" officeooo:paragraph-rsid="01533715"/>
    </style:style>
    <style:style style:name="P71" style:family="paragraph" style:parent-style-name="Heading_20_3">
      <style:text-properties officeooo:rsid="0156ae3d" officeooo:paragraph-rsid="0156ae3d"/>
    </style:style>
    <style:style style:name="P72" style:family="paragraph" style:parent-style-name="Heading_20_3">
      <style:text-properties officeooo:rsid="0155ba17" officeooo:paragraph-rsid="016503b9"/>
    </style:style>
    <style:style style:name="P7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11b76db"/>
    </style:style>
    <style:style style:name="T2" style:family="text">
      <style:text-properties officeooo:rsid="0152b092"/>
    </style:style>
    <style:style style:name="T3" style:family="text">
      <style:text-properties officeooo:rsid="00074818"/>
    </style:style>
    <style:style style:name="T4" style:family="text">
      <style:text-properties officeooo:rsid="00161b0d"/>
    </style:style>
    <style:style style:name="T5" style:family="text">
      <style:text-properties officeooo:rsid="0016e9aa"/>
    </style:style>
    <style:style style:name="T6" style:family="text">
      <style:text-properties officeooo:rsid="0018dd85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38cc2f" style:font-style-asian="italic" style:font-style-complex="italic"/>
    </style:style>
    <style:style style:name="T9" style:family="text">
      <style:text-properties fo:font-style="italic" officeooo:rsid="003caf77" style:font-style-asian="italic" style:font-style-complex="italic"/>
    </style:style>
    <style:style style:name="T10" style:family="text">
      <style:text-properties fo:font-style="italic" officeooo:rsid="003c102f" style:font-style-asian="italic" style:font-style-complex="italic"/>
    </style:style>
    <style:style style:name="T11" style:family="text">
      <style:text-properties fo:font-style="italic" officeooo:rsid="003bad49" style:font-style-asian="italic" style:font-style-complex="italic"/>
    </style:style>
    <style:style style:name="T12" style:family="text">
      <style:text-properties fo:font-style="italic" officeooo:rsid="00405e41" style:font-style-asian="italic" style:font-style-complex="italic"/>
    </style:style>
    <style:style style:name="T13" style:family="text">
      <style:text-properties fo:font-style="italic" officeooo:rsid="0078af0d" style:font-style-asian="italic" style:font-style-complex="italic"/>
    </style:style>
    <style:style style:name="T14" style:family="text">
      <style:text-properties fo:font-style="italic" officeooo:rsid="0078bc81" style:font-style-asian="italic" style:font-style-complex="italic"/>
    </style:style>
    <style:style style:name="T15" style:family="text">
      <style:text-properties fo:font-style="italic" officeooo:rsid="00b17031" style:font-style-asian="italic" style:font-style-complex="italic"/>
    </style:style>
    <style:style style:name="T16" style:family="text">
      <style:text-properties fo:font-style="italic" officeooo:rsid="00bd867a" style:font-style-asian="italic" style:font-style-complex="italic"/>
    </style:style>
    <style:style style:name="T17" style:family="text">
      <style:text-properties fo:font-style="italic" officeooo:rsid="00cbf2c6" style:font-style-asian="italic" style:font-style-complex="italic"/>
    </style:style>
    <style:style style:name="T18" style:family="text">
      <style:text-properties fo:font-style="italic" officeooo:rsid="00ebe6f7" style:font-style-asian="italic" style:font-style-complex="italic"/>
    </style:style>
    <style:style style:name="T19" style:family="text">
      <style:text-properties fo:font-style="italic" officeooo:rsid="00ec9600" style:font-style-asian="italic" style:font-style-complex="italic"/>
    </style:style>
    <style:style style:name="T20" style:family="text">
      <style:text-properties fo:font-style="italic" officeooo:rsid="00ed74ba" style:font-style-asian="italic" style:font-style-complex="italic"/>
    </style:style>
    <style:style style:name="T21" style:family="text">
      <style:text-properties fo:font-style="italic" officeooo:rsid="010709b2" style:font-style-asian="italic" style:font-style-complex="italic"/>
    </style:style>
    <style:style style:name="T22" style:family="text">
      <style:text-properties fo:font-style="italic" officeooo:rsid="00678f38" style:font-style-asian="italic" style:font-style-complex="italic"/>
    </style:style>
    <style:style style:name="T23" style:family="text">
      <style:text-properties fo:font-style="italic" officeooo:rsid="00bb1cf8" style:font-style-asian="italic" style:font-style-complex="italic"/>
    </style:style>
    <style:style style:name="T24" style:family="text">
      <style:text-properties fo:font-style="italic" officeooo:rsid="0145ebf6" style:font-style-asian="italic" style:font-style-complex="italic"/>
    </style:style>
    <style:style style:name="T25" style:family="text">
      <style:text-properties fo:font-style="italic" officeooo:rsid="0146b270" style:font-style-asian="italic" style:font-style-complex="italic"/>
    </style:style>
    <style:style style:name="T26" style:family="text">
      <style:text-properties fo:font-style="italic" officeooo:rsid="01065f4b" style:font-style-asian="italic" style:font-style-complex="italic"/>
    </style:style>
    <style:style style:name="T27" style:family="text">
      <style:text-properties fo:font-style="italic" officeooo:rsid="013f9216" style:font-style-asian="italic" style:font-style-complex="italic"/>
    </style:style>
    <style:style style:name="T28" style:family="text">
      <style:text-properties fo:font-style="italic" officeooo:rsid="00c6a641" style:font-style-asian="italic" style:font-style-complex="italic"/>
    </style:style>
    <style:style style:name="T29" style:family="text">
      <style:text-properties fo:font-style="italic" officeooo:rsid="014efb70" style:font-style-asian="italic" style:font-style-complex="italic"/>
    </style:style>
    <style:style style:name="T30" style:family="text">
      <style:text-properties fo:font-style="italic" officeooo:rsid="015300a8" style:font-style-asian="italic" style:font-style-complex="italic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405e41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1440d1d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144b21b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145ebf6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14ea6b5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158f414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159fe09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15cfe80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15300a8" style:font-style-asian="italic" style:font-weight-asian="bold" style:font-style-complex="italic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405e41" style:font-weight-asian="bold" style:font-weight-complex="bold"/>
    </style:style>
    <style:style style:name="T43" style:family="text">
      <style:text-properties fo:font-weight="bold" officeooo:rsid="005b7e8f" style:font-weight-asian="bold" style:font-weight-complex="bold"/>
    </style:style>
    <style:style style:name="T44" style:family="text">
      <style:text-properties fo:font-weight="bold" officeooo:rsid="0059ca04" style:font-weight-asian="bold" style:font-weight-complex="bold"/>
    </style:style>
    <style:style style:name="T45" style:family="text">
      <style:text-properties fo:font-weight="bold" officeooo:rsid="008d535f" style:font-weight-asian="bold" style:font-weight-complex="bold"/>
    </style:style>
    <style:style style:name="T46" style:family="text">
      <style:text-properties fo:font-weight="bold" officeooo:rsid="00d4b5c9" style:font-weight-asian="bold" style:font-weight-complex="bold"/>
    </style:style>
    <style:style style:name="T47" style:family="text">
      <style:text-properties fo:font-weight="bold" officeooo:rsid="00f9d82c" style:font-weight-asian="bold" style:font-weight-complex="bold"/>
    </style:style>
    <style:style style:name="T48" style:family="text">
      <style:text-properties fo:font-weight="bold" officeooo:rsid="00382174" style:font-weight-asian="bold" style:font-weight-complex="bold"/>
    </style:style>
    <style:style style:name="T49" style:family="text">
      <style:text-properties fo:font-weight="bold" officeooo:rsid="00074818" style:font-weight-asian="bold" style:font-weight-complex="bold"/>
    </style:style>
    <style:style style:name="T50" style:family="text">
      <style:text-properties fo:font-weight="bold" officeooo:rsid="00b3b7f6" style:font-weight-asian="bold" style:font-weight-complex="bold"/>
    </style:style>
    <style:style style:name="T51" style:family="text">
      <style:text-properties fo:font-weight="bold" officeooo:rsid="00611dbc" style:font-weight-asian="bold" style:font-weight-complex="bold"/>
    </style:style>
    <style:style style:name="T52" style:family="text">
      <style:text-properties fo:font-weight="bold" officeooo:rsid="01065f4b" style:font-weight-asian="bold" style:font-weight-complex="bold"/>
    </style:style>
    <style:style style:name="T53" style:family="text">
      <style:text-properties fo:font-weight="bold" officeooo:rsid="013f9216" style:font-weight-asian="bold" style:font-weight-complex="bold"/>
    </style:style>
    <style:style style:name="T54" style:family="text">
      <style:text-properties fo:font-weight="bold" officeooo:rsid="003c102f" style:font-weight-asian="bold" style:font-weight-complex="bold"/>
    </style:style>
    <style:style style:name="T55" style:family="text">
      <style:text-properties fo:font-weight="bold" officeooo:rsid="00d9839a" style:font-weight-asian="bold" style:font-weight-complex="bold"/>
    </style:style>
    <style:style style:name="T56" style:family="text">
      <style:text-properties fo:font-weight="bold" officeooo:rsid="00582072" style:font-weight-asian="bold" style:font-weight-complex="bold"/>
    </style:style>
    <style:style style:name="T57" style:family="text">
      <style:text-properties fo:font-weight="bold" officeooo:rsid="015300a8" style:font-weight-asian="bold" style:font-weight-complex="bold"/>
    </style:style>
    <style:style style:name="T58" style:family="text">
      <style:text-properties officeooo:rsid="0038cc2f"/>
    </style:style>
    <style:style style:name="T59" style:family="text">
      <style:text-properties officeooo:rsid="003bad49"/>
    </style:style>
    <style:style style:name="T60" style:family="text">
      <style:text-properties fo:font-style="normal" officeooo:rsid="003ca7da" style:font-style-asian="normal" style:font-style-complex="normal"/>
    </style:style>
    <style:style style:name="T61" style:family="text">
      <style:text-properties fo:font-style="normal" officeooo:rsid="003caf77" style:font-style-asian="normal" style:font-style-complex="normal"/>
    </style:style>
    <style:style style:name="T62" style:family="text">
      <style:text-properties fo:font-style="normal" officeooo:rsid="0078bc81" style:font-style-asian="normal" style:font-style-complex="normal"/>
    </style:style>
    <style:style style:name="T63" style:family="text">
      <style:text-properties fo:font-style="normal" officeooo:rsid="00ebe6f7" style:font-style-asian="normal" style:font-style-complex="normal"/>
    </style:style>
    <style:style style:name="T64" style:family="text">
      <style:text-properties fo:font-style="normal" officeooo:rsid="00ec9600" style:font-style-asian="normal" style:font-style-complex="normal"/>
    </style:style>
    <style:style style:name="T65" style:family="text">
      <style:text-properties fo:font-style="normal" officeooo:rsid="00678f38" style:font-style-asian="normal" style:font-style-complex="normal"/>
    </style:style>
    <style:style style:name="T66" style:family="text">
      <style:text-properties fo:font-style="normal" officeooo:rsid="01466e2c" style:font-style-asian="normal" style:font-style-complex="normal"/>
    </style:style>
    <style:style style:name="T67" style:family="text">
      <style:text-properties fo:font-style="normal" officeooo:rsid="0146b270" style:font-style-asian="normal" style:font-style-complex="normal"/>
    </style:style>
    <style:style style:name="T68" style:family="text">
      <style:text-properties fo:font-style="normal" officeooo:rsid="0149ba71" style:font-style-asian="normal" style:font-style-complex="normal"/>
    </style:style>
    <style:style style:name="T69" style:family="text">
      <style:text-properties fo:font-style="normal" officeooo:rsid="014b4d27" style:font-style-asian="normal" style:font-style-complex="normal"/>
    </style:style>
    <style:style style:name="T70" style:family="text">
      <style:text-properties fo:font-style="normal" officeooo:rsid="014d3d6d" style:font-style-asian="normal" style:font-style-complex="normal"/>
    </style:style>
    <style:style style:name="T71" style:family="text">
      <style:text-properties fo:font-style="normal" officeooo:rsid="014ea6b5" style:font-style-asian="normal" style:font-style-complex="normal"/>
    </style:style>
    <style:style style:name="T72" style:family="text">
      <style:text-properties fo:font-style="normal" officeooo:rsid="014fdcbc" style:font-style-asian="normal" style:font-style-complex="normal"/>
    </style:style>
    <style:style style:name="T73" style:family="text">
      <style:text-properties fo:font-style="normal" officeooo:rsid="014fdd45" style:font-style-asian="normal" style:font-style-complex="normal"/>
    </style:style>
    <style:style style:name="T74" style:family="text">
      <style:text-properties fo:font-style="normal" fo:font-weight="normal" officeooo:rsid="0144baf4" style:font-style-asian="normal" style:font-weight-asian="normal" style:font-style-complex="normal" style:font-weight-complex="normal"/>
    </style:style>
    <style:style style:name="T75" style:family="text">
      <style:text-properties fo:font-style="normal" style:text-underline-style="none" style:font-style-asian="normal" style:font-style-complex="normal"/>
    </style:style>
    <style:style style:name="T7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3ca7da" style:font-style-asian="normal" style:font-weight-asian="bold" style:font-style-complex="normal" style:font-weight-complex="bold"/>
    </style:style>
    <style:style style:name="T78" style:family="text">
      <style:text-properties officeooo:rsid="003caf77"/>
    </style:style>
    <style:style style:name="T79" style:family="text">
      <style:text-properties officeooo:rsid="00405e41"/>
    </style:style>
    <style:style style:name="T80" style:family="text">
      <style:text-properties officeooo:rsid="0059ca04"/>
    </style:style>
    <style:style style:name="T81" style:family="text">
      <style:text-properties officeooo:rsid="00644508"/>
    </style:style>
    <style:style style:name="T82" style:family="text">
      <style:text-properties officeooo:rsid="00685954"/>
    </style:style>
    <style:style style:name="T83" style:family="text">
      <style:text-properties officeooo:rsid="006cf863"/>
    </style:style>
    <style:style style:name="T84" style:family="text">
      <style:text-properties officeooo:rsid="0079e547"/>
    </style:style>
    <style:style style:name="T85" style:family="text">
      <style:text-properties officeooo:rsid="008b9ce0"/>
    </style:style>
    <style:style style:name="T86" style:family="text">
      <style:text-properties officeooo:rsid="00928402"/>
    </style:style>
    <style:style style:name="T87" style:family="text">
      <style:text-properties officeooo:rsid="0093d487"/>
    </style:style>
    <style:style style:name="T88" style:family="text">
      <style:text-properties officeooo:rsid="009a0ca0"/>
    </style:style>
    <style:style style:name="T89" style:family="text">
      <style:text-properties officeooo:rsid="009a8c30"/>
    </style:style>
    <style:style style:name="T90" style:family="text">
      <style:text-properties officeooo:rsid="00b5a6f8"/>
    </style:style>
    <style:style style:name="T91" style:family="text">
      <style:text-properties officeooo:rsid="00bd867a"/>
    </style:style>
    <style:style style:name="T92" style:family="text">
      <style:text-properties officeooo:rsid="00c6a641"/>
    </style:style>
    <style:style style:name="T93" style:family="text">
      <style:text-properties officeooo:rsid="00d9839a"/>
    </style:style>
    <style:style style:name="T94" style:family="text">
      <style:text-properties officeooo:rsid="00dac70e"/>
    </style:style>
    <style:style style:name="T95" style:family="text">
      <style:text-properties officeooo:rsid="00dc29d1"/>
    </style:style>
    <style:style style:name="T96" style:family="text">
      <style:text-properties fo:font-variant="small-caps" fo:font-style="normal" fo:font-weight="bold" style:font-style-asian="normal" style:font-weight-asian="bold" style:font-style-complex="normal" style:font-weight-complex="bold"/>
    </style:style>
    <style:style style:name="T97" style:family="text">
      <style:text-properties fo:font-variant="small-caps" fo:font-style="normal" fo:font-weight="bold" officeooo:rsid="01440d1d" style:font-style-asian="normal" style:font-weight-asian="bold" style:font-style-complex="normal" style:font-weight-complex="bold"/>
    </style:style>
    <style:style style:name="T98" style:family="text">
      <style:text-properties fo:font-variant="small-caps" fo:font-style="normal" fo:font-weight="bold" officeooo:rsid="0144b21b" style:font-style-asian="normal" style:font-weight-asian="bold" style:font-style-complex="normal" style:font-weight-complex="bold"/>
    </style:style>
    <style:style style:name="T99" style:family="text">
      <style:text-properties fo:font-variant="small-caps" fo:font-weight="bold" style:font-weight-asian="bold" style:font-weight-complex="bold"/>
    </style:style>
    <style:style style:name="T100" style:family="text">
      <style:text-properties fo:font-variant="small-caps" fo:color="#808080" style:font-name="Liberation Sans" fo:font-size="13.3000001907349pt" fo:font-style="normal" fo:font-weight="bold" officeooo:rsid="01424dcb" style:font-name-asian="Tahoma" style:font-size-asian="13.3000001907349pt" style:font-style-asian="normal" style:font-weight-asian="bold" style:font-name-complex="Mangal" style:font-size-complex="13.3000001907349pt" style:font-style-complex="normal" style:font-weight-complex="bold"/>
    </style:style>
    <style:style style:name="T101" style:family="text">
      <style:text-properties officeooo:rsid="00e58a55"/>
    </style:style>
    <style:style style:name="T102" style:family="text">
      <style:text-properties officeooo:rsid="00e752bc"/>
    </style:style>
    <style:style style:name="T103" style:family="text">
      <style:text-properties officeooo:rsid="00e87ef7"/>
    </style:style>
    <style:style style:name="T104" style:family="text">
      <style:text-properties officeooo:rsid="00ed74ba"/>
    </style:style>
    <style:style style:name="T105" style:family="text">
      <style:text-properties officeooo:rsid="00ede917"/>
    </style:style>
    <style:style style:name="T106" style:family="text">
      <style:text-properties officeooo:rsid="00ef3976"/>
    </style:style>
    <style:style style:name="T107" style:family="text">
      <style:text-properties officeooo:rsid="00f9d82c"/>
    </style:style>
    <style:style style:name="T108" style:family="text">
      <style:text-properties officeooo:rsid="00fc752b"/>
    </style:style>
    <style:style style:name="T109" style:family="text">
      <style:text-properties officeooo:rsid="00fd6318"/>
    </style:style>
    <style:style style:name="T110" style:family="text">
      <style:text-properties officeooo:rsid="00678f38"/>
    </style:style>
    <style:style style:name="T111" style:family="text">
      <style:text-properties officeooo:rsid="00bb1cf8"/>
    </style:style>
    <style:style style:name="T112" style:family="text">
      <style:text-properties officeooo:rsid="011f1e2a"/>
    </style:style>
    <style:style style:name="T113" style:family="text">
      <style:text-properties officeooo:rsid="011fd87c"/>
    </style:style>
    <style:style style:name="T114" style:family="text">
      <style:text-properties officeooo:rsid="01424dcb"/>
    </style:style>
    <style:style style:name="T115" style:family="text">
      <style:text-properties officeooo:rsid="01440d1d"/>
    </style:style>
    <style:style style:name="T116" style:family="text">
      <style:text-properties officeooo:rsid="00b3b7f6"/>
    </style:style>
    <style:style style:name="T117" style:family="text">
      <style:text-properties officeooo:rsid="0144b21b"/>
    </style:style>
    <style:style style:name="T118" style:family="text">
      <style:text-properties officeooo:rsid="0144baf4"/>
    </style:style>
    <style:style style:name="T119" style:family="text">
      <style:text-properties officeooo:rsid="0145ebf6"/>
    </style:style>
    <style:style style:name="T120" style:family="text">
      <style:text-properties officeooo:rsid="00611dbc"/>
    </style:style>
    <style:style style:name="T121" style:family="text">
      <style:text-properties style:text-underline-style="none"/>
    </style:style>
    <style:style style:name="T122" style:family="text">
      <style:text-properties officeooo:rsid="014b4d27"/>
    </style:style>
    <style:style style:name="T123" style:family="text">
      <style:text-properties officeooo:rsid="01065f4b"/>
    </style:style>
    <style:style style:name="T124" style:family="text">
      <style:text-properties officeooo:rsid="013f9216"/>
    </style:style>
    <style:style style:name="T125" style:family="text">
      <style:text-properties officeooo:rsid="013d9099"/>
    </style:style>
    <style:style style:name="T126" style:family="text">
      <style:text-properties officeooo:rsid="0154d247"/>
    </style:style>
    <style:style style:name="T127" style:family="text">
      <style:text-properties officeooo:rsid="0159fe09"/>
    </style:style>
    <style:style style:name="T128" style:family="text">
      <style:text-properties officeooo:rsid="01514219"/>
    </style:style>
    <style:style style:name="T129" style:family="text">
      <style:text-properties officeooo:rsid="005eab71"/>
    </style:style>
    <style:style style:name="T130" style:family="text">
      <style:text-properties officeooo:rsid="00582072"/>
    </style:style>
    <style:style style:name="T131" style:family="text">
      <style:text-properties officeooo:rsid="014efb70"/>
    </style:style>
    <style:style style:name="T132" style:family="text">
      <style:text-properties officeooo:rsid="015300a8"/>
    </style:style>
    <style:style style:name="T13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style:font-name-asian="Tahoma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9" text:outline-level="1">Mów mi Python! <text:span text:style-name="T126">– warsztaty 16 godz.</text:span></text:h>
      <text:p text:style-name="P11"><text:span text:style-name="T107">– czyli </text:span><text:span text:style-name="T47">p</text:span><text:span text:style-name="T41">rogramowani</text:span><text:span text:style-name="T48">e</text:span><text:span text:style-name="T41"> </text:span><text:span text:style-name="T49">w języku Python</text:span><text:span text:style-name="T3"> w ramach projektu "Koduj z klasą" organizowanego przez Centrum Edukacji Obywatelskiej. Szczegóły pod adresem: </text:span><text:a xlink:type="simple" xlink:href="http://www.ceo.org.pl/pl/koduj" text:style-name="Internet_20_link" text:visited-style-name="Visited_20_Internet_20_Link"><text:span text:style-name="T3">http://www.ceo.org.pl/pl/koduj</text:span></text:a><text:span text:style-name="T3">.</text:span></text:p>
      <text:p text:style-name="P5"/>
      <text:p text:style-name="P5"/>
      <text:h text:style-name="Heading_20_3" text:outline-level="3">Po co, <text:span text:style-name="T5">czyli cele</text:span></text:h>
      <text:p text:style-name="P6">Celem <text:span text:style-name="T108">projektu</text:span> jest zachęc<text:span text:style-name="T4">a</text:span>nie nauczycieli i uczniów do programowania <text:span text:style-name="T4">z</text:span> wykorzystaniem języka Python. <text:span text:style-name="T3">Przygotowane materiały prezentują zarówno zalety języka, jak i podstawowe pojęcia związane z tworzeniem programów i algorytmiką.</text:span></text:p>
      <text:p text:style-name="P7"/>
      <text:p text:style-name="P9"><text:span text:style-name="T109">Ogólnym celem projektu</text:span> jest <text:span text:style-name="T109">propagowanie myślenia komputacyjnego, natomiast praktycznym rezultatem szkoleń ma być </text:span>wyposażenie uczestników w minimum wiedzy i umiejętności umożliwiających samodzielne kodowanie w Pythonie.</text:p>
      <text:p text:style-name="P5"/>
      <text:h text:style-name="Heading_20_3" text:outline-level="3">Dla kogo, <text:span text:style-name="T5">czyli co musi wiedzieć uczestnik</text:span></text:h>
      <text:p text:style-name="P10">Dla <text:span text:style-name="T2">nauczycieli pragnących wziąć udział w programie „Koduj z klasą” a w pierwszej edycji programu nie mieli takiej możliwości.</text:span></text:p>
      <text:p text:style-name="P8"/>
      <text:h text:style-name="P70" text:outline-level="3">Oprogramowanie</text:h>
      <text:list xml:id="list1764473465933240138" text:style-name="L2">
        <text:list-item>
          <text:p text:style-name="P58"><text:span text:style-name="T76">Interpreter </text:span><text:span text:style-name="T31">Pythona</text:span> w wersji <text:span text:style-name="T41">2.7.x</text:span>.<text:note text:id="ftn1" text:note-class="footnote"><text:note-citation>1</text:note-citation><text:note-body><text:p text:style-name="P55">Wykorzystanie wersji 3.x interpretera również jest możliwe, ale wymaga poprawiania kodu.</text:p></text:note-body></text:note></text:p>
        </text:list-item>
        <text:list-item>
          <text:p text:style-name="P59">System operacyjny:</text:p>
          <text:list>
            <text:list-item>
              <text:p text:style-name="P58"><text:span text:style-name="T31">Linux</text:span><text:span text:style-name="T7"> </text:span>w wersji <text:a xlink:type="simple" xlink:href="http://python101.readthedocs.org/pl/latest/env/live.html" text:style-name="Internet_20_link" text:visited-style-name="Visited_20_Internet_20_Link"><text:span text:style-name="T27">li</text:span></text:a><text:a xlink:type="simple" xlink:href="http://python101.readthedocs.org/pl/latest/env/live.html" text:style-name="Internet_20_link" text:visited-style-name="Visited_20_Internet_20_Link"><text:span text:style-name="T7">ve USB</text:span></text:a> <text:span text:style-name="T124">(polecamy </text:span><text:a xlink:type="simple" xlink:href="http://python101.readthedocs.org/pl/latest/env/live.html#polecane-dystrybucje" text:style-name="Internet_20_link" text:visited-style-name="Visited_20_Internet_20_Link"><text:span text:style-name="T124">LxPupTahr</text:span></text:a><text:span text:style-name="T124">)</text:span> <text:span text:style-name="T92">lub </text:span><text:span text:style-name="T28">desktop</text:span><text:span text:style-name="T92">, np. (X)Ubuntu lub Debian</text:span>. Python jest domyślnym składnikiem systemu.</text:p>
            </text:list-item>
            <text:list-item>
              <text:p text:style-name="P58"><text:span text:style-name="T124">lub</text:span> <text:span text:style-name="T31">Windows</text:span><text:span text:style-name="T7"> </text:span><text:span text:style-name="T8">7 / 8 / </text:span><text:span text:style-name="T21">10</text:span><text:span text:style-name="T58">. Interpreter Pythona należy doinstalować.</text:span></text:p>
            </text:list-item>
          </text:list>
        </text:list-item>
        <text:list-item>
          <text:p text:style-name="P60"><text:span text:style-name="T53">E</text:span><text:span text:style-name="T41">dytor kodu</text:span>, np. <text:span text:style-name="T7">Geany</text:span>, <text:span text:style-name="T7">PyCharm</text:span>, <text:span text:style-name="T17">Sublime Text, </text:span><text:span text:style-name="T27">Atom</text:span> (działają w obu systemach).</text:p>
        </text:list-item>
        <text:list-item>
          <text:p text:style-name="P60"><text:span text:style-name="T77">Narzędzia dodatkowe</text:span><text:span text:style-name="T60">: </text:span><text:span text:style-name="T9">pip</text:span><text:span text:style-name="T61">, </text:span><text:span text:style-name="T9">virtualenv</text:span><text:span text:style-name="T61">, g</text:span><text:span text:style-name="T7">it</text:span><text:span text:style-name="T78">.</text:span></text:p>
        </text:list-item>
        <text:list-item>
          <text:p text:style-name="P60"><text:span text:style-name="T41">Biblioteki </text:span><text:span text:style-name="T54">i frameworki </text:span><text:span text:style-name="T41">Pythona</text:span> wykorzystywane w przykładach: <text:span text:style-name="T15">Matplotlib,</text:span><text:span text:style-name="T7"> </text:span><text:span text:style-name="T10">Pygame, </text:span><text:span text:style-name="T7">Peewee, SQLAlchemy, Flask, Django, </text:span><text:span text:style-name="T11">Rgkit, RobotGame-bots, </text:span><text:span text:style-name="T13">Rgsimulator</text:span><text:span text:style-name="T59">.</text:span></text:p>
        </text:list-item>
      </text:list>
      <text:p text:style-name="P13"><text:span text:style-name="T52">Uwaga</text:span><text:span text:style-name="T123">: w ramach projektu przygotowano specjalną dystrybucję systemu Linux </text:span><text:a xlink:type="simple" xlink:href="http://python101.readthedocs.org/pl/latest/env/live.html#polecane-dystrybucje" text:style-name="Internet_20_link" text:visited-style-name="Visited_20_Internet_20_Link"><text:span text:style-name="T26">LxPupTahr</text:span></text:a><text:span text:style-name="T123"> przeznaczoną do instalacji na kluczach USB w trybie </text:span><text:span text:style-name="T26">live</text:span><text:span text:style-name="T123">. System zawiera wszystkie wymagane narzędzia i biblioteki Pythona, umożliwia realizację wszystkich scenariuszy oraz zapis plików tworzonych przez uczestników szkoleń.</text:span></text:p>
      <text:h text:style-name="P72" text:outline-level="3">Co i jak, czyli treści i metody</text:h>
      <text:p text:style-name="P61"><text:span text:style-name="T125">S</text:span>pis wszystkich materiałów przygotowanych w ramach projektu <text:span text:style-name="T131">oraz zalecane metody ich realizacji dostępne są w dokumencie </text:span><text:a xlink:type="simple" xlink:href="https://github.com/koduj-z-klasa/python101/blob/master/docs/warsztaty/python_materialy_metody.pdf" text:style-name="Internet_20_link" text:visited-style-name="Visited_20_Internet_20_Link"><text:span text:style-name="T29">Materiały i metody</text:span></text:a>. <text:span text:style-name="T57">Podstawą szkoleń jest </text:span><text:a xlink:type="simple" xlink:href="http://python101.readthedocs.org/" text:style-name="Internet_20_link" text:visited-style-name="Visited_20_Internet_20_Link"><text:span text:style-name="T40">wersja HTML</text:span></text:a><text:span text:style-name="T132">. Wersje źródłowe dostępne są w repozytorium </text:span><text:a xlink:type="simple" xlink:href="https://github.com/koduj-z-klasa/python101" text:style-name="Internet_20_link" text:visited-style-name="Visited_20_Internet_20_Link"><text:span text:style-name="T30">Python101</text:span></text:a><text:span text:style-name="T132">.</text:span></text:p>
      <text:p text:style-name="P57"/>
      <text:h text:style-name="P71" text:outline-level="3"><text:soft-page-break/>Materiał zajęć</text:h>
      <text:h text:style-name="P62" text:outline-level="4"><text:span text:style-name="T127">System, Programy, Interpreter</text:span> Pythona</text:h>
      <text:p text:style-name="P42"><text:span text:style-name="T42">Czas realizacji</text:span><text:span text:style-name="T79">: <text:s/>45 min.</text:span></text:p>
      <text:p text:style-name="P14"><text:span text:style-name="T42">Metody</text:span><text:span text:style-name="T79">: obsługa terminala, uruchamianie interpretera, praca w konsoli Pythona.</text:span></text:p>
      <text:p text:style-name="P14"><text:span text:style-name="T46">Programy, m</text:span><text:span text:style-name="T42">ateriały </text:span><text:span text:style-name="T45">i środki</text:span><text:span text:style-name="T79">: Python 2.7.x, edytor kodu, terminal, zalecany system Linux live </text:span><text:span text:style-name="T12">LxPupTahr. </text:span><text:span text:style-name="T79">Projektor, dostęp do internetu nie jest konieczny.</text:span></text:p>
      <text:p text:style-name="P14"><text:span text:style-name="T43">Realizacja</text:span><text:span text:style-name="T79">: Na początku zapoznajemy użytkowników ze środowiskiem Linux i narzędziami, tj. menedżer plików, edytor i jego konfiguracja, terminal znakowy, konsola Pythona, uruchamianie skryptu w terminalu, uruchamianie z edytora, instalacja programów, instalacja pakietów. <text:s/>Opowiadamy w jaki sposób samemu można przygotować bootowalny pendrive – zalety i wady takiego rozwiązania.</text:span></text:p>
      <text:p text:style-name="P17">Budując program <text:span text:style-name="T93">można</text:span> reżyserować <text:span text:style-name="T94">podstawowe </text:span>błędy <text:span text:style-name="T94">składniowe</text:span> <text:span text:style-name="T85">i logiczne, aby u</text:span>czestnicy <text:span text:style-name="T95">nauczyli</text:span> się je dostrzegać i usuwać. Np.: <text:s/>próba użycia liczby pobranej od użytkownika bez przekształcenia jej na typ całkowity, niewłaściwe wcięcia, <text:span text:style-name="T114">próba zapisu do tupli</text:span>...</text:p>
      <text:p text:style-name="P19">Uczymy dobrych praktyk programowania: przejrzystość kodu <text:span text:style-name="T88">(odstępy) i</text:span> komentarz<text:span text:style-name="T89">e</text:span>. <text:span text:style-name="T114">Dajemy uczestnikom wolną rękę – aby samodzielnie poznali nowe dla nich środowisko pracy.</text:span></text:p>
      <text:p text:style-name="P12"><text:span text:style-name="T100">Toto lotek</text:span><text:span text:style-name="T96"> </text:span></text:p>
      <text:p text:style-name="P43"><text:span text:style-name="T42">Czas realizacji</text:span><text:span text:style-name="T79">: <text:s/>3 * 45 min.</text:span></text:p>
      <text:p text:style-name="P15"><text:span text:style-name="T42">Metody</text:span><text:span text:style-name="T79">: kodowanie programu w edytorze od podstaw, wprowadzanie elementów języka w konsoli interpretera, ćwiczenia samodzielne w zależności od poziomu grupy.</text:span></text:p>
      <text:p text:style-name="P15"><text:span text:style-name="T46">Programy, m</text:span><text:span text:style-name="T42">ateriały </text:span><text:span text:style-name="T45">i środki</text:span><text:span text:style-name="T79">: Python 2.7.x, edytor kodu, terminal, zalecany system Linux live </text:span><text:span text:style-name="T12">LxPupTahr</text:span><text:span text:style-name="T79">, wersja HTML scenariusza </text:span><text:span text:style-name="T32">Toto Lotek, punkty </text:span><text:span text:style-name="T37">1</text:span><text:span text:style-name="T32">.</text:span><text:span text:style-name="T38">2</text:span><text:span text:style-name="T32">.1 – </text:span><text:span text:style-name="T39">1</text:span><text:span text:style-name="T32">.</text:span><text:span text:style-name="T39">2</text:span><text:span text:style-name="T32">.1</text:span><text:span text:style-name="T39">4</text:span><text:span text:style-name="T79">, kod pełnego programu oraz ewentualne wersje pośrednie. Projektor, dostęp do internetu nie jest konieczny.</text:span></text:p>
      <text:p text:style-name="P15"><text:span text:style-name="T43">Realizacja</text:span><text:span text:style-name="T79">: </text:span></text:p>
      <text:p text:style-name="P34"><text:span text:style-name="T87">Omawiamy założenia aplikacji "Mały lotek": losowanie pojedynczej liczby i próba jej odgadnięcia przez użytkownika. </text:span>Następnie rozpoczynamy wspólne kodowanie <text:span text:style-name="T86">wg materiału. Po skończeniu pierwszej części omawiamy założenia drugiej "Duży lotek": losowanie i zgadywanie wielu liczb.</text:span></text:p>
      <text:p text:style-name="P40">Po ukończeniu pierwszej części można urządzić mini-konkurs: <text:span text:style-name="T128">zgadnij wylosowaną liczbę.</text:span></text:p>
      <text:p text:style-name="P18">Budując program <text:span text:style-name="T55">można</text:span> reżyserować <text:span text:style-name="T94">podstawowe </text:span>błędy <text:span text:style-name="T94">składniowe</text:span> <text:span text:style-name="T85">i logiczne, aby u</text:span>czestnicy <text:span text:style-name="T95">nauczyli</text:span> się je dostrzegać i usuwać. Np.: <text:s/>próba użycia liczby pobranej od użytkownika bez przekształcenia jej na typ całkowity, niewłaściwe wcięcia, brak inkrementacji zmiennej iteracyjnej (nieskończona pętla), itp. <text:span text:style-name="T129">Uczymy dobrych praktyk programowania: przejrzystość kodu (odstępy) i komentarze.</text:span></text:p>
      <text:p text:style-name="P19"/>
      <text:h text:style-name="P63" text:outline-level="4"><text:soft-page-break/>Wykresy w Pythonie</text:h>
      <text:p text:style-name="P44"><text:span text:style-name="T41">Czas realizacji</text:span>: 1 * <text:span text:style-name="T114">45</text:span> min.</text:p>
      <text:p text:style-name="P22"><text:span text:style-name="T41">Metody</text:span>: <text:span text:style-name="T90">ćwiczenia w konsoli Pythona, wspólnie tworzenie i rozwijanie skryptów generujących wykresy, ćwiczenie samodzielne</text:span></text:p>
      <text:p text:style-name="P21"><text:span text:style-name="T46">Programy, m</text:span><text:span text:style-name="T42">ateriały </text:span><text:span text:style-name="T45">i środki</text:span><text:span text:style-name="T79">:</text:span> <text:span text:style-name="T79">Python 2.7.x, biblioteka </text:span><text:span text:style-name="T12">Matplotlib</text:span><text:span text:style-name="T79">, edytor kodu, terminal, zalecany system Linux live </text:span><text:span text:style-name="T12">LxPupTahr</text:span><text:span text:style-name="T79">, wersja HTML scenariusza </text:span><text:span text:style-name="T32">Python kreśli</text:span><text:span text:style-name="T79">. Projektor, dostęp do internetu nie jest konieczny.</text:span></text:p>
      <text:p text:style-name="P20"><text:span text:style-name="T41">Realizacja</text:span>: <text:span text:style-name="T111">Zaczynamy od prostego przykładu w konsoli Pythona, z której cały czas korzystamy. Stopniowo kodujemy przykłady wykorzystując je do praktycznego (!) wprowadzenia </text:span><text:span text:style-name="T23">wyrażeń listowych</text:span><text:span text:style-name="T111"> zastępujących pętle </text:span><text:span text:style-name="T23">for</text:span><text:span text:style-name="T111">. Pokazujemy również mechanizmy związane z indeksowaniem list, m. in. notację wycinkową (ang. </text:span><text:span text:style-name="T16">slice</text:span><text:span text:style-name="T91">). Nie ma potrzeby ani czasu na dokładne wyjaśnienia tych technik. Celem ich użycia jest zaprezentowanie jednej z zalet Pythona: zwięzłości. Jeżeli wystarczy czasu, zachęcamy do samodzielnego sporządzenia wykresu funkcji kwadratowej bądź innej.</text:span></text:p>
      <text:h text:style-name="P64" text:outline-level="4">Python w przykładach</text:h>
      <text:p text:style-name="P45"><text:span text:style-name="T41">Czas realizacji</text:span>: <text:span text:style-name="T115">2</text:span> * <text:span text:style-name="T114">45</text:span> min.</text:p>
      <text:p text:style-name="P23"><text:span text:style-name="T41">Metody</text:span>: <text:span text:style-name="T90">ćwiczenia w konsoli Pythona, wspólnie tworzenie i rozwijanie skryptów, ćwiczenie samodzielne</text:span></text:p>
      <text:p text:style-name="P23"><text:span text:style-name="T46">Programy, m</text:span><text:span text:style-name="T42">ateriały </text:span><text:span text:style-name="T45">i środki</text:span><text:span text:style-name="T79">:</text:span> <text:span text:style-name="T79">Python 2.7.x, edytor kodu, terminal, zalecany system Linux live </text:span><text:span text:style-name="T12">LxPupTahr</text:span><text:span text:style-name="T79">, wersja HTML scenariusza </text:span><text:span text:style-name="T32">Python </text:span><text:span text:style-name="T33">w przykładach</text:span><text:span text:style-name="T79">. Projektor, dostęp do internetu zalecany.</text:span></text:p>
      <text:p text:style-name="P16"><text:span text:style-name="T50">Realizacja</text:span><text:span text:style-name="T116">: Mamy osiem przykładów do wykorzystania – możemy wybierać spośród nich. Zwróćmy uwagę, że zadaniem punktu </text:span>1.4.4. „Pobierz <text:span text:style-name="Emphasis">n</text:span> liczb” <text:span text:style-name="T115">było wytłumaczenie operacji na listach – ta tematyka już jest omówiona. Możemy do niej wrócić, dla utrwalenia, aczkolwiek nie jest to konieczne. Warto omówić pkt. </text:span>1.4.5. „Ciąg Fibonacciego” <text:span text:style-name="T117">bo łatwo można pokazać rozwiązanie tego problemu w sposób rekurencyjny. Punkt </text:span>1.4.7. „Słownik słówe<text:span text:style-name="T117">k” oraz </text:span>1.4.9. „Szyfr Cezara” <text:span text:style-name="T117">mają szanse wzbudzić zainteresowanie ze względu na to, że dotyczą kryptologii (lepiej sprzedać to uczestnikom jako 'hacking' :) ). Zadaniem trenera jest wyczucie grupy – które przykłady wzbudzą zainteresowanie, a które nie.</text:span></text:p>
      <text:h text:style-name="P65" text:outline-level="4"><text:span text:style-name="T97">Python</text:span><text:span text:style-name="T98">izmy</text:span><text:span text:style-name="T98"><text:note text:id="ftn2" text:note-class="footnote"><text:note-citation>2</text:note-citation><text:note-body><text:p text:style-name="P56">Pythonizmy można omówić przy wykresach i grze robotów!</text:p></text:note-body></text:note></text:span></text:h>
      <text:p text:style-name="P46"><text:span text:style-name="T41">Czas realizacji</text:span>: <text:s/><text:span text:style-name="T114">45</text:span> min.</text:p>
      <text:p text:style-name="P24"><text:span text:style-name="T41">Metody</text:span>: <text:span text:style-name="T90">ćwiczenia w konsoli Pythona, wspólnie tworzenie i rozwijanie skryptów, ćwiczenie samodzielne</text:span></text:p>
      <text:p text:style-name="P24"><text:span text:style-name="T46">Programy, m</text:span><text:span text:style-name="T42">ateriały </text:span><text:span text:style-name="T45">i środki</text:span><text:span text:style-name="T79">:</text:span> <text:span text:style-name="T79">Python 2.7.x, edytor kodu, terminal, zalecany system Linux </text:span><text:soft-page-break/><text:span text:style-name="T79">live </text:span><text:span text:style-name="T12">LxPupTahr</text:span><text:span text:style-name="T79">, wersja HTML scenariusza </text:span><text:span text:style-name="T34">Pythonizmy, </text:span><text:span text:style-name="T74">poprzednie wersje utworzonych programów, ewentualnie dane i zadanie maturalne z informatyki rozszerzonej 2015</text:span><text:span text:style-name="T79">. Projektor, dostęp do internetu zalecany.</text:span></text:p>
      <text:p text:style-name="P24"><text:span text:style-name="T41">Realizacja</text:span>: <text:span text:style-name="T117">Ćwiczenie warto przeprowadzić w grupie szczególnie zainteresowanej bądź obeznanej z innymi językami programowania bo łatwo na czym polega główna zaleta Pythona – szybkie generowanie kodu. Generalnie omawiamy poszczególne punkty a następnie staramy się skrócić programy napisane uprzednio (jeżeli nie zostały po zajęciach, korzystamy z githuba). Warto również przeprowadzić ćwiczenie z obsługi plików. W tym celu można posłużyć się zadaniem maturalnym z informatyki rozszerzonej (część 2). Dostępnym na stronach CKE (większa satysfakcja z wykonania zadania).</text:span></text:p>
      <text:h text:style-name="Heading_20_4" text:outline-level="4"><text:span text:style-name="T99">Gra robotów</text:span> (Robot Game)</text:h>
      <text:p text:style-name="P47"><text:span text:style-name="T41">Czas realizacji</text:span>: <text:span text:style-name="T118">3 * 45 min. </text:span></text:p>
      <text:p text:style-name="P25"><text:span text:style-name="T44">Metody</text:span><text:span text:style-name="T80">: omówienie zasad gry, pokaz rozgrywki między przykładowymi robotami, kodowanie klasy robota z wykorzystaniem "klocków" (gotowego kodu), uruchamianie kolejnych walk.</text:span></text:p>
      <text:p text:style-name="P50"><text:span text:style-name="T46">Programy, m</text:span><text:span text:style-name="T42">ateriały </text:span><text:span text:style-name="T45">i środki</text:span><text:span text:style-name="T79">: Python 2.7.x, biblioteka </text:span><text:span text:style-name="T12">rgkit</text:span><text:span text:style-name="T79">, przykładowe roboty z repozytorium </text:span><text:span text:style-name="T12">robotgame-bots</text:span><text:span text:style-name="T79"> oraz skrypt </text:span><text:span text:style-name="T12">rgsimulator</text:span><text:span text:style-name="T79">, edytor kodu, terminal, zalecany system Linux live </text:span><text:span text:style-name="T12">LxPupTahr</text:span><text:span text:style-name="T79">, wersja HTML scenariusza </text:span><text:span text:style-name="T32">Gra robotów</text:span>, końcowy kod przykładowego robota <text:span text:style-name="T101">w wersji A i B</text:span>, koniecznie <text:span text:style-name="T101">(!)</text:span> kody <text:span text:style-name="T102">wersji </text:span>pośredni<text:span text:style-name="T102">ch</text:span>. <text:span text:style-name="T103">Projektor, dostęp do internetu lub scenariusz offline w wersji HTML dla każdego uczestnika.</text:span></text:p>
      <text:p text:style-name="P30"><text:span text:style-name="T41">Realizacja</text:span>: <text:span text:style-name="T84">Na początku omawiamy </text:span><text:a xlink:type="simple" xlink:href="http://python101.readthedocs.org/pl/latest/rg/zasady.html" text:style-name="Internet_20_link" text:visited-style-name="Visited_20_Internet_20_Link"><text:span text:style-name="T84">przygotowanie środowiska testowego</text:span></text:a><text:span text:style-name="T84">, czyli użycie </text:span><text:span text:style-name="T22">virtualenv</text:span><text:span text:style-name="T110">, instalację biblioteki </text:span><text:span text:style-name="T22">rgkit,</text:span><text:span text:style-name="T110"> </text:span><text:span text:style-name="T22">rgbots</text:span><text:span text:style-name="T65"> </text:span><text:span text:style-name="T62">i </text:span><text:span text:style-name="T14">rgsimulator</text:span><text:span text:style-name="T110">, polecenie </text:span><text:span text:style-name="T22">rgrun</text:span><text:span text:style-name="T14">.</text:span><text:span text:style-name="T62"> </text:span><text:span text:style-name="T63">Uwaga: jeżeli korzystać będziemy z systemu </text:span><text:span text:style-name="T18">LxPupTahr</text:span><text:span text:style-name="T63">, </text:span><text:span text:style-name="T64">w katalogu </text:span><text:span text:style-name="T19">~/robot</text:span><text:span text:style-name="T64"> mamy kompletne wirtualne środowisko pracy.</text:span></text:p>
      <text:p text:style-name="P29">Podstawą jest <text:span text:style-name="T83">zrozumienie</text:span> reguł. <text:span text:style-name="T104">Po wyjaśnieniu najważniejszych zasad gry, konstruujemy robota podstawowego w oparciu o materiał </text:span><text:a xlink:type="simple" xlink:href="http://python101.readthedocs.org/pl/latest/rg/klocki01.html" text:style-name="Internet_20_link" text:visited-style-name="Visited_20_Internet_20_Link"><text:span text:style-name="T20">Klocki 1</text:span></text:a><text:span text:style-name="T104">. Kolejne implementowane zasady działania robota sprawdzamy w symulatorze, ucząc jednocześnie jego wykorzystania. W symulatorze reżyserujemy również przykładowe układy, wyjaśniając szczegółowe zasady rozgrywki. Później </text:span>uruchomi<text:span text:style-name="T104">amy "prawdziwe"</text:span> walk<text:span text:style-name="T104">i, w tym z robotami open source (np. </text:span><text:span text:style-name="T20">stupid26.py</text:span><text:span text:style-name="T104">)</text:span>.</text:p>
      <text:p text:style-name="P33"><text:span text:style-name="T105">Dalej</text:span> <text:span text:style-name="T105">rozwijamy </text:span>strategi<text:span text:style-name="T105">ę działania robota w oparciu o funkcje – </text:span><text:a xlink:type="simple" xlink:href="http://python101.readthedocs.org/pl/latest/rg/klocki02a.html" text:style-name="Internet_20_link" text:visited-style-name="Visited_20_Internet_20_Link"><text:span text:style-name="T105">Klocki 2A</text:span></text:a><text:span text:style-name="T105"> i/lub zbiory – </text:span><text:a xlink:type="simple" xlink:href="http://python101.readthedocs.org/pl/latest/rg/klocki02b.html" text:style-name="Internet_20_link" text:visited-style-name="Visited_20_Internet_20_Link"><text:span text:style-name="T105">Klocki 2B</text:span></text:a><text:span text:style-name="T105">. W zależności od poziomu grupy można przećwiczyć: tylko wersję A, A następnie B, A i B równolegle z porównywaniem kodu. Uwaga: nie mamy czasu na wyjaśnianie szczegółów implementacji, takich np. jak w wyrażenia zbiorów lub funkcje lambda.</text:span></text:p>
      <text:p text:style-name="P51"><text:span text:style-name="T106">Wprowadzając kolejne zasady, wyjaśniamy</text:span> odwołania do <text:span text:style-name="T81">api </text:span>biblioteki <text:span text:style-name="T7">rg</text:span> w dodawanych "klockach". <text:span text:style-name="T82">Kolejne wersje robota zapisujemy w osobnych plikach, aby można je było konfrontować ze sobą.</text:span></text:p>
      <text:p text:style-name="P35">Zachęcamy uczestników do analizy kodu i zachowań robotów: co nam dało wprowadzenie danej zasady? jak można zmienić kolejność ich stosowania w kodzie? jak zachowują się roboty open source? jak można ulepszyć działanie robota?</text:p>
      <text:p text:style-name="P35"><text:soft-page-break/></text:p>
      <text:h text:style-name="P66" text:outline-level="4">Gry w Pythonie</text:h>
      <text:p text:style-name="P48"><text:span text:style-name="T41">Czas realizacji</text:span>: <text:span text:style-name="T119">4 * 45 min. </text:span></text:p>
      <text:p text:style-name="P26"><text:span text:style-name="T44">Metody</text:span><text:span text:style-name="T80">: omówienie zasad gry, pokaz rozgrywki, kodowanie wykorzystaniem "klocków" (gotowego kodu), poprawianie błędów, optymalizacja.</text:span></text:p>
      <text:p text:style-name="P52"><text:span text:style-name="T46">Programy, m</text:span><text:span text:style-name="T42">ateriały </text:span><text:span text:style-name="T45">i środki</text:span><text:span text:style-name="T79">: Python 2.7.x, biblioteka </text:span><text:span text:style-name="T24">pygame</text:span><text:span text:style-name="T79">, </text:span>Plik wykorzystywany do wyświetlania tekstu (<text:span text:style-name="Source_20_Text">freesansbold.ttf</text:span>),<text:span text:style-name="T79">edytor kodu, terminal, zalecany system Linux live </text:span><text:span text:style-name="T12">LxPupTahr</text:span><text:span text:style-name="T79">, wersja HTML scenariusza </text:span><text:span text:style-name="T35">Gry w Pythonie</text:span><text:span text:style-name="T120">, końcowy kod gry, ewentualnie kody wersji pośrednich. Projektor, dostęp do internetu (ze względu na github) lub scenariusz offline w wersji HTML dla każdego uczestnika.</text:span></text:p>
      <text:p text:style-name="P36"><text:span text:style-name="T51">Realizacja</text:span><text:span text:style-name="T120">: Na początku omawiamy </text:span><text:span text:style-name="T66">zasady gry w ponga (jakby ktoś nie wiedział). Warto przypomnieć, że to pierwsza gra komputerowa 'ever' (sic!). </text:span><text:span text:style-name="T68">Kółko i krzyżyk to gra rozwiązana – warto objaśnić przy tej okazji działanie 'sztucznej inteligencji'. Dobrze jest też zapoznać uczestników z artykułem z wikipedii na temat życia Conwaya. </text:span></text:p>
      <text:p text:style-name="P36"><text:span text:style-name="T66">Rozpoczynamy od wersji strukturalnej. Należy zwrócić uwagę, że omawiane gry projektuje się zupełnie inaczej niż programy pisane do tej pory. Chodzi o to, że nie są to już programy linearne a interaktywne, oparte na obsłudze zdarzeń (główna pętla programu). <text:s/></text:span><text:span text:style-name="T67">Opowiadamy o sposobie tworzenia grafiki w pygame: powierzchnia, następnie poszczególne elementy ustawiane na niej, a finalne wyświetlenie klatki po wykonaniu metody:</text:span><text:span text:style-name="T25"> </text:span><text:span text:style-name="T7">pygame.display.update(</text:span><text:span text:style-name="T25">).</text:span></text:p>
      <text:p text:style-name="P37">Zanim wprowadzimy programowanie obiektowe. Warto opowiedzieć parę słów na ten temat. Czym jest obiekt, klasa, pole, metoda, konstruktor. Można (acz nie trzeba) opowiedzieć o niuansach dotyczących różnicy między metodą <text:span text:style-name="T121">_init_ <text:s/>a konstruktorem.</text:span></text:p>
      <text:p text:style-name="P39"><text:span text:style-name="T75">Może się pojawić pytanie – dlaczego wprowadzono programowanie obiektowe, skoro programy strukturalne są krótsze? No cóż – tak to wyszło w naszych przykładach :/ jednak nie w pełni wykorzystaliśmy zalety programowania obiektowego (np. polimorfizm – korzystamy z dziedziczenia ale mało) bo projekty są zbyt krótkie. </text:span><text:span text:style-name="T75"><office:annotation><dc:creator>nieznany</dc:creator><dc:date>2015-07-07T12:45:21</dc:date><text:list text:style-name=""><text:list-item><text:p text:style-name="P73"><text:span text:style-name="T133">Przekonuje Was to? Napisałem bo napisałem, ale jakby ktoś znalazł przykład pokazujący zalety OOP byłoby dobrze.</text:span></text:p></text:list-item></text:list></office:annotation></text:span></text:p>
      <text:h text:style-name="P67" text:outline-level="4">Bazy danych w Pythonie</text:h>
      <text:p text:style-name="P49"><text:span text:style-name="T41">Czas realizacji</text:span>: <text:span text:style-name="T118">45 min. – NIE DO ZREALIZOWANIA w takim czasie!</text:span></text:p>
      <text:p text:style-name="P27"><text:span text:style-name="T44">Metody</text:span><text:span text:style-name="T80">: omówienie programów i modeli programowania, <text:s/>kodowanie wykorzystaniem "klocków" (gotowego kodu), poprawianie błędów</text:span></text:p>
      <text:p text:style-name="P53"><text:span text:style-name="T46">Programy, m</text:span><text:span text:style-name="T42">ateriały </text:span><text:span text:style-name="T45">i środki</text:span><text:span text:style-name="T79">: Python 2.7.x, biblioteka </text:span><text:a xlink:type="simple" xlink:href="https://docs.python.org/2/library/sqlite3.html" text:style-name="Internet_20_link" text:visited-style-name="Visited_20_Internet_20_Link">sqlite3 DB-API</text:a>, <text:span text:style-name="T122">oraz</text:span> <text:a xlink:type="simple" xlink:href="http://peewee.readthedocs.org/en/latest/index.html" text:style-name="Internet_20_link" text:visited-style-name="Visited_20_Internet_20_Link">Peewee</text:a> <text:span text:style-name="T122">i</text:span> <text:a xlink:type="simple" xlink:href="http://www.sqlalchemy.org/" text:style-name="Internet_20_link" text:visited-style-name="Visited_20_Internet_20_Link">SQLAlchemy</text:a><text:span text:style-name="T79">, edytor kodu, terminal, zalecany system Linux live </text:span><text:span text:style-name="T12">LxPupTahr</text:span><text:span text:style-name="T79">, wersja HTML scenariusza </text:span><text:span text:style-name="T32">Bazy danych w Pythonie</text:span><text:span text:style-name="T120">, kody wersji pośrednich i całego programu. Ewentualnie dane i treść zadania maturalnego z informatyki rozszerzonej 2015. Projektor, dostęp do internetu lub scenariusz offline w wersji HTML dla każdego uczestnika.</text:span></text:p>
      <text:p text:style-name="P31"><text:soft-page-break/><text:span text:style-name="T41">Realizacja</text:span>: <text:span text:style-name="T69">„Na co mnie to?” - odpowiadając na to pytanie możemy (i) opowiedzieć o architekturze MVC stosowanej dość często w internecie (wrócimy do tego w scenariuszach 'aplikacje internetowe'); (ii) wskazać zadanie maturalne infR 2015 – część bazodanowa. Możemy rozszerzyć scenariusz aplikując dane czy też polecenia z ww. zadania do omawianego scenariusza. </text:span><text:span text:style-name="T70">Koniecznie należy zapoznać się ze znajomością grupy na temat SQL w zależności od tego planujemy nasz wykład. </text:span></text:p>
      <text:p text:style-name="P38">Pokazujemy jak obsłużyć bezpośrednio bazę danych a następnie jak zrobić to posługując się 'kontrolerem' czyli skryptem Pythona. </text:p>
      <text:p text:style-name="P32"><text:span text:style-name="T71">Przybliżamy uczestnikom skróty ORM i CRUD i realizujemy program punkt po punkcie. Dobrze by było aby podczas zajęć wykonać zadania z poprzedniej części (gdzie używaliśmy kodu SQL) by uczestnicy mogli docenić zalety ORM.</text:span><text:span text:style-name="T69"><text:line-break/></text:span></text:p>
      <text:h text:style-name="P68" text:outline-level="4">Aplikacje internetowe</text:h>
      <text:p text:style-name="P41"><text:span text:style-name="T56">Czas realizacji</text:span><text:span text:style-name="T130">: 45 min. – NIE DO ZREALIZOWANIA w takim czasie!</text:span></text:p>
      <text:p text:style-name="P28"><text:span text:style-name="T44">Metody</text:span><text:span text:style-name="T80">: omówienie programów i modeli programowania, <text:s/>kodowanie wykorzystaniem "klocków" (gotowego kodu), poprawianie błędów</text:span></text:p>
      <text:p text:style-name="P54"><text:span text:style-name="T46">Programy, m</text:span><text:span text:style-name="T42">ateriały </text:span><text:span text:style-name="T45">i środki</text:span><text:span text:style-name="T79">: Python 2.7.x, framework Flask i Django, edytor kodu, terminal, zalecany system Linux live </text:span><text:span text:style-name="T12">LxPupTahr</text:span><text:span text:style-name="T79">, wersja HTML scenariusza A</text:span><text:span text:style-name="T36">plikacje internetowe</text:span><text:span text:style-name="T120">, kody wersji pośrednich i całego programu. Projektor, dostęp do internetu lub scenariusz offline w wersji HTML dla każdego uczestnika.</text:span></text:p>
      <text:p text:style-name="P32"><text:span text:style-name="T41">Realizacja</text:span>: <text:span text:style-name="T72">Na początek warto by się dowiedzieć co uczestnicy wiedzą na temat HTML i technologii stosowanych w Internecie. Może być tak, że ta wiedza będzie nikła – na wszelki wypadek przybliżyć pojęcia takie jak statyczna i dynamiczna strona internetowa. Warto wspomnieć jakie funkcjonalności daje ta ostatnia. Warto też przynajmniej pobieżnie opowiedzieć o dekoratorach. Wytłumaczyć skąd (z frameworka) bierze się się kod wklejany w strone .htm [czyli język ograniczony znakami {{ }} i {% %} ]. Omawiając kod warto odwoływać się do poprzednich zajęć gdzie przedstawiano potrzebne pojęcia (np. słownik, tupla). <text:s/>W przypadku Quizu można się spytać uczestników czy to rozwiązanie jest skalowalne? Odpowiedź nie powinna być pozytywna, bo dane są przechowywane razem z programem, <text:s/>aby pokazać przykład programu o lepszej koncepcji pokazujemy aplikację ToDo. </text:span><text:span text:style-name="T73">Lista zadań ma jednak tą wadę, że obsługa bazy danych jest nieco kłopotliwa. Przypominamy zatem architekturę ORM i omawiamy ostatnie dwa punkty. Przy okazji wprowadzając uczestników w tajniki Django (będą potrzebne podstawowe pojęcia związane z tym frameworkiem, takie jak widok na przykład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Ubuntu" svg:font-family="Ubuntu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a1.B1" style:family="table-cell">
      <style:table-cell-properties fo:padding="0.049cm" fo:border-left="none" fo:border-right="none" fo:border-top="none" fo:border-bottom="0.05pt solid #000000"/>
    </style:style>
    <style:style style:name="MP1" style:family="paragraph" style:parent-style-name="Table_20_Contents">
      <style:text-properties fo:font-size="10pt" officeooo:rsid="00897e20" officeooo:paragraph-rsid="00897e20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Header">
      <style:text-properties fo:font-size="2pt" officeooo:rsid="00897e20" officeooo:paragraph-rsid="00897e20" style:font-size-asian="1.75pt" style:font-size-complex="2pt"/>
    </style:style>
    <style:style style:name="MP4" style:family="paragraph" style:parent-style-name="Footer">
      <style:paragraph-properties fo:text-align="end" style:justify-single-word="false"/>
      <style:text-properties fo:font-size="10pt" officeooo:rsid="01533715" officeooo:paragraph-rsid="01533715" style:font-size-asian="8.75pt" style:font-size-complex="10pt"/>
    </style:style>
    <style:style style:name="MT1" style:family="text">
      <style:text-properties officeooo:rsid="011b76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199cm" style:dynamic-spacing="false"/>
      </style:header-style>
      <style:footer-style>
        <style:header-footer-properties fo:min-height="0.4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<text:span text:style-name="MT1">Projekt"Koduj z klasą" – </text:span>Python</text:p>
            </table:table-cell>
            <table:table-cell table:style-name="Tabela1.B1" office:value-type="string">
              <text:p text:style-name="MP2"><text:page-number text:select-page="current">2</text:page-number></text:p>
            </table:table-cell>
          </table:table-row>
        </table:table>
        <text:p text:style-name="MP3"/>
      </style:header>
      <style:footer>
        <text:p text:style-name="MP4">(pś, rb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aster </meta:initial-creator>
    <meta:creation-date>2015-05-18T13:40:03.300520254</meta:creation-date>
    <dc:date>2015-08-05T13:52:12.260502599</dc:date>
    <meta:editing-duration>PT10H3M18S</meta:editing-duration>
    <meta:editing-cycles>326</meta:editing-cycles>
    <meta:generator>LibreOffice/4.3.3.2$Linux_x86 LibreOffice_project/430m0$Build-2</meta:generator>
    <dc:creator>smaster </dc:creator>
    <meta:document-statistic meta:table-count="1" meta:image-count="0" meta:object-count="0" meta:page-count="6" meta:paragraph-count="83" meta:word-count="1952" meta:character-count="14556" meta:non-whitespace-character-count="12653"/>
  </office:meta>
</office:document-meta>
</file>